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T1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9"/>
        <table:table-column table:style-name="co5" table:default-cell-style-name="ce1"/>
        <table:table-column table:style-name="co6" table:number-columns-repeated="4" table:default-cell-style-name="ce39"/>
        <table:table-column table:style-name="co7" table:default-cell-style-name="ce1"/>
        <table:table-column table:style-name="co8" table:number-columns-repeated="1014" table:default-cell-style-name="ce5"/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Cadastr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ar Cliente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01] Cadastro de Cliente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 criação de novos usuarios para o sistema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style-name="ce6" table:number-columns-repeated="2"/>
          <table:table-cell table:style-name="ce7"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Dados em branco</text:p>
          </table:table-cell>
          <table:table-cell table:style-name="ce56" office:value-type="string" calcext:value-type="string">
            <text:p>Verificar se os campos obrigatórios foram preenchidos  e mostrar mensagens ao usuário:</text:p>
            <text:p>"Obrigatório informar o login";</text:p>
            <text:p>"Obrigatório informar a senha";                       “Login com no mínimo 5 caracteres!”;       ”Senhas não coincidem!”;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asteriscos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case sensetive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Usua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case sensitive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Abrir Chamad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Abrir Chamado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 Abrir Chama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 abertura de novos chamados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enviar dados sem os campos estarem preenchidos</text:p>
          </table:table-cell>
          <table:table-cell table:style-name="ce10" office:value-type="string" calcext:value-type="string">
            <text:p>Abrir Chamado</text:p>
          </table:table-cell>
          <table:table-cell table:style-name="ce11" office:value-type="string" calcext:value-type="string">
            <text:p>Dados em branco</text:p>
          </table:table-cell>
          <table:table-cell table:style-name="ce56" office:value-type="string" calcext:value-type="string">
            <text:p>Verificar se os campos obrigatórios foram preenchidos  e mostrar mensagens ao usuário:</text:p>
            <text:p>"Obrigatório preencher todos os campos";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QL inject</text:p>
          </table:table-cell>
          <table:table-cell table:style-name="ce10" office:value-type="string" calcext:value-type="string">
            <text:p>Abrir Chamado</text:p>
          </table:table-cell>
          <table:table-cell table:style-name="ce11" office:value-type="string" calcext:value-type="string">
            <text:p>Script</text:p>
          </table:table-cell>
          <table:table-cell table:style-name="ce12" office:value-type="string" calcext:value-type="string">
            <text:p>Bloquear a navegaçã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5:06:14.158207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Raquel</meta:initial-creator>
    <meta:creation-date>2014-06-18T01:32:03Z</meta:creation-date>
    <dc:date>2019-10-27T15:17:51.504447361</dc:date>
    <meta:editing-duration>PT32M43S</meta:editing-duration>
    <meta:editing-cycles>9</meta:editing-cycles>
    <meta:document-statistic meta:table-count="1" meta:cell-count="74" meta:object-count="0"/>
  </office:meta>
</office:document-meta>
</file>